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5-01-1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4-01-1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3-01-0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1-12-30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0-12-30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20-01-1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9-01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8-01-1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7-01-05 19:2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6-01-05 17:1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5-01-05 18:16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4-01-13 17:2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3-01-03 15:4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1-01-14 19:09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10-01-11 18:1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9-01-22 16:1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8-01-18 20:4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7-01-04 18:00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6-01-11 23:5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5-01-10 16:4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4-01-08 01:3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3-01-06 18:0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2-01-07 21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1-01-02 23:1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2000-01-10 18:1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9-01-13 20:1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8-01-15 17:26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01098190001</text:p>
          </table:table-cell>
          <table:table-cell office:value-type="string" calcext:value-type="string">
            <text:p>1988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